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Noto Mono" svg:font-family="'Noto Mono'" style:font-adornments="Regular" style:font-pitch="fixed"/>
    <style:font-face style:name="B Nazanin" svg:font-family="'B Nazanin'" style:font-adornments="Bold" style:font-pitch="variable"/>
    <style:font-face style:name="B Nazanin+ Regular" svg:font-family="'B Nazanin+ Regular'" style:font-adornments="Regular" style:font-pitch="variable"/>
    <style:font-face style:name="B Roya" svg:font-family="'B Roya'" style:font-adornments="Regular" style:font-pitch="variable"/>
    <style:font-face style:name="B Titr" svg:font-family="'B Titr'" style:font-adornments="Bold" style:font-pitch="variable"/>
    <style:font-face style:name="Far.Roya" svg:font-family="Far.Roya" style:font-adornments="Regular" style:font-pitch="variable"/>
    <style:font-face style:name="Kinnari" svg:font-family="Kinnari" style:font-adornments="Regular" style:font-pitch="variable"/>
    <style:font-face style:name="Nakula" svg:font-family="Nakula" style:font-adornments="Bold" style:font-pitch="variable"/>
    <style:font-face style:name="Norasi" svg:font-family="Norasi" style:font-adornments="Regular" style:font-pitch="variable"/>
    <style:font-face style:name="Liberation Serif" svg:font-family="'Liberation Serif'" style:font-family-generic="roman" style:font-pitch="variable"/>
    <style:font-face style:name="Noto Serif CJK JP" svg:font-family="'Noto Serif CJK JP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officeooo:rsid="006f7762" officeooo:paragraph-rsid="006f7762"/>
    </style:style>
    <style:style style:name="P2" style:family="paragraph" style:parent-style-name="Text_20_body">
      <style:paragraph-properties fo:text-align="end" style:justify-single-word="false" style:writing-mode="rl-tb"/>
      <style:text-properties officeooo:rsid="00729694" officeooo:paragraph-rsid="00729694"/>
    </style:style>
    <style:style style:name="P3" style:family="paragraph" style:parent-style-name="Text_20_body">
      <style:paragraph-properties fo:text-align="start" style:justify-single-word="false" style:writing-mode="lr-tb"/>
      <style:text-properties officeooo:rsid="00729694" officeooo:paragraph-rsid="00729694"/>
    </style:style>
    <style:style style:name="P4" style:family="paragraph" style:parent-style-name="Text_20_body">
      <style:paragraph-properties fo:text-align="start" style:justify-single-word="false" style:writing-mode="lr-tb"/>
      <style:text-properties officeooo:rsid="00729694" officeooo:paragraph-rsid="007514a4"/>
    </style:style>
    <style:style style:name="P5" style:family="paragraph" style:parent-style-name="Text_20_body">
      <style:paragraph-properties fo:text-align="start" style:justify-single-word="false" style:writing-mode="lr-tb"/>
      <style:text-properties officeooo:rsid="00729694" officeooo:paragraph-rsid="0079d693"/>
    </style:style>
    <style:style style:name="P6" style:family="paragraph" style:parent-style-name="Text_20_body">
      <style:paragraph-properties fo:text-align="start" style:justify-single-word="false" style:writing-mode="lr-tb"/>
      <style:text-properties officeooo:paragraph-rsid="00729694"/>
    </style:style>
    <style:style style:name="P7" style:family="paragraph" style:parent-style-name="Text_20_body">
      <style:paragraph-properties fo:text-align="start" style:justify-single-word="false" style:writing-mode="lr-tb"/>
      <style:text-properties officeooo:rsid="0074707a" officeooo:paragraph-rsid="0074707a"/>
    </style:style>
    <style:style style:name="P8" style:family="paragraph" style:parent-style-name="Text_20_body">
      <style:paragraph-properties fo:text-align="start" style:justify-single-word="false" style:writing-mode="lr-tb"/>
      <style:text-properties officeooo:rsid="0074707a" officeooo:paragraph-rsid="007b6944"/>
    </style:style>
    <style:style style:name="P9" style:family="paragraph" style:parent-style-name="Text_20_body">
      <style:paragraph-properties fo:text-align="start" style:justify-single-word="false" style:writing-mode="lr-tb"/>
      <style:text-properties officeooo:rsid="007514a4" officeooo:paragraph-rsid="007514a4"/>
    </style:style>
    <style:style style:name="P10" style:family="paragraph" style:parent-style-name="Text_20_body">
      <style:paragraph-properties fo:text-align="start" style:justify-single-word="false" style:writing-mode="lr-tb"/>
      <style:text-properties style:text-underline-style="none" officeooo:rsid="007514a4" officeooo:paragraph-rsid="007514a4"/>
    </style:style>
    <style:style style:name="P11" style:family="paragraph" style:parent-style-name="Text_20_body">
      <style:paragraph-properties fo:text-align="start" style:justify-single-word="false" style:writing-mode="lr-tb"/>
      <style:text-properties style:text-underline-style="none" officeooo:rsid="00783684" officeooo:paragraph-rsid="00783684"/>
    </style:style>
    <style:style style:name="P12" style:family="paragraph" style:parent-style-name="Subtitle">
      <style:text-properties officeooo:rsid="006cadd6" officeooo:paragraph-rsid="006cadd6"/>
    </style:style>
    <style:style style:name="P13" style:family="paragraph" style:parent-style-name="Title">
      <style:text-properties officeooo:paragraph-rsid="006cadd6"/>
    </style:style>
    <style:style style:name="P14" style:family="paragraph" style:parent-style-name="Heading_20_1">
      <style:paragraph-properties fo:text-align="end" style:justify-single-word="false" style:writing-mode="rl-tb"/>
      <style:text-properties officeooo:rsid="006cadd6" officeooo:paragraph-rsid="006cadd6"/>
    </style:style>
    <style:style style:name="P15" style:family="paragraph" style:parent-style-name="Heading_20_1">
      <style:paragraph-properties fo:text-align="end" style:justify-single-word="false" style:writing-mode="rl-tb"/>
      <style:text-properties officeooo:rsid="006f7762" officeooo:paragraph-rsid="006f7762"/>
    </style:style>
    <style:style style:name="P16" style:family="paragraph" style:parent-style-name="Heading_20_1">
      <style:paragraph-properties fo:text-align="end" style:justify-single-word="false" style:writing-mode="rl-tb"/>
      <style:text-properties officeooo:rsid="00729694" officeooo:paragraph-rsid="00729694"/>
    </style:style>
    <style:style style:name="P17" style:family="paragraph" style:parent-style-name="Text_20_body" style:list-style-name="L1">
      <style:paragraph-properties fo:text-align="end" style:justify-single-word="false" style:writing-mode="rl-tb"/>
      <style:text-properties officeooo:rsid="0070f2db" officeooo:paragraph-rsid="0070f2db"/>
    </style:style>
    <style:style style:name="P18" style:family="paragraph" style:parent-style-name="Text_20_body">
      <style:paragraph-properties fo:text-align="end" style:justify-single-word="false" style:writing-mode="rl-tb"/>
      <style:text-properties officeooo:paragraph-rsid="006cadd6"/>
    </style:style>
    <style:style style:name="P19" style:family="paragraph" style:parent-style-name="Text_20_body">
      <style:paragraph-properties fo:text-align="end" style:justify-single-word="false" style:writing-mode="rl-tb"/>
      <style:text-properties style:text-underline-style="none" officeooo:rsid="00803d96" officeooo:paragraph-rsid="00803d96"/>
    </style:style>
    <style:style style:name="T1" style:family="text">
      <style:text-properties officeooo:rsid="00729694"/>
    </style:style>
    <style:style style:name="T2" style:family="text">
      <style:text-properties officeooo:rsid="0074707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74707a"/>
    </style:style>
    <style:style style:name="T5" style:family="text">
      <style:text-properties style:text-underline-style="solid" style:text-underline-width="auto" style:text-underline-color="font-color" officeooo:rsid="007b6944"/>
    </style:style>
    <style:style style:name="T6" style:family="text">
      <style:text-properties style:text-line-through-style="none" style:text-line-through-type="none" style:text-underline-style="solid" style:text-underline-width="auto" style:text-underline-color="font-color" officeooo:rsid="0074707a"/>
    </style:style>
    <style:style style:name="T7" style:family="text">
      <style:text-properties style:text-line-through-style="none" style:text-line-through-type="none" style:text-underline-style="none" officeooo:rsid="0074707a"/>
    </style:style>
    <style:style style:name="T8" style:family="text">
      <style:text-properties style:text-line-through-style="none" style:text-line-through-type="none" style:text-underline-style="none" officeooo:rsid="007514a4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74707a"/>
    </style:style>
    <style:style style:name="T11" style:family="text">
      <style:text-properties style:text-underline-style="none" officeooo:rsid="007514a4"/>
    </style:style>
    <style:style style:name="T12" style:family="text">
      <style:text-properties style:text-underline-style="none" officeooo:rsid="0079d693"/>
    </style:style>
    <style:style style:name="T13" style:family="text">
      <style:text-properties officeooo:rsid="00773173"/>
    </style:style>
    <style:style style:name="T14" style:family="text">
      <style:text-properties fo:font-style="normal" style:text-underline-style="solid" style:text-underline-width="auto" style:text-underline-color="font-color" officeooo:rsid="00773173" style:font-style-asian="normal" style:font-style-complex="normal"/>
    </style:style>
    <style:style style:name="T15" style:family="text">
      <style:text-properties officeooo:rsid="0079d693"/>
    </style:style>
    <style:style style:name="T16" style:family="text">
      <style:text-properties officeooo:rsid="007b6944"/>
    </style:style>
    <style:style style:name="T17" style:family="text">
      <style:text-properties officeooo:rsid="006cadd6"/>
    </style:style>
    <style:style style:name="T18" style:family="text">
      <style:text-properties style:font-name="Noto Serif CJK JP" fo:font-size="10pt" officeooo:rsid="00801c4d" style:font-size-asian="10.5pt" style:font-name-complex="B Roya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7">گزارش پروژه پایانی <text:s/>پایگاه داده</text:span></text:p>
      <text:p text:style-name="P12">محمدرضا غفرانی 9631053</text:p>
      <text:h text:style-name="P14" text:outline-level="1">سؤال ۱- </text:h>
      <text:p text:style-name="P18"><text:span text:style-name="T17">Entity های این سیستم شامل غذا‌، فاکتور غذا، آدرس، مشتری، پیک موتوری، فروشگاه، کالا و فاکتور کالا است. فاکتور کالا و فاکتور غذا را می‌توانستیم به صورت Weak Entity در نظر بگیریم </text:span><text:span text:style-name="T18">در آن صورت باید id این Entityها حذف می‌شد و تنها Date جزو Entityهای آن‌ها باقی می‌ماند. ولی در این صورت اگر دو کالا در ساعت ۱۲ شب خریداری می‌شد، به نحوی که یکی ساعت ۲۳:۵۹ دقیقه و دیگری ۰۰:۰۱ دقیقه بامداد در سیستم ثبت می‌شد، این دو کالا در دو فاکتور جداگانه ثبت می‌شد که معقول نیست.</text:span></text:p>
      <text:h text:style-name="P15" text:outline-level="1">سؤال ۲- </text:h>
      <text:p text:style-name="P1">روابط این پایگاه داده به شرح زیر است:</text:p>
      <text:list xml:id="list3623365371" text:style-name="L1">
        <text:list-item>
          <text:p text:style-name="P17">رابطه‌ای که بین کاربر ويژه و تقاضا وجود دارد.</text:p>
        </text:list-item>
        <text:list-item>
          <text:p text:style-name="P17">رابطه‌ای که بین کاربر ويژه و تقاضا با فاکتور وجود دارد.</text:p>
        </text:list-item>
        <text:list-item>
          <text:p text:style-name="P17">رابطه‌ای که بین کاربر ويژه، تقاضا و فاکتور با سرویس ويژه وجود دارد.</text:p>
        </text:list-item>
        <text:list-item>
          <text:p text:style-name="P17">رابطه‌ای که بین کاربر ويزه و سرویس ويژه با فرم سؤال و جواب وجود دارد.</text:p>
        </text:list-item>
      </text:list>
      <text:h text:style-name="P16" text:outline-level="1">سؤال ۳-</text:h>
      <text:p text:style-name="P19">لیست روابط بین </text:p>
      <text:p text:style-name="P10"/>
      <text:p text:style-name="P10"><text:tab/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Noto Mono" svg:font-family="'Noto Mono'" style:font-adornments="Regular" style:font-pitch="fixed"/>
    <style:font-face style:name="B Nazanin" svg:font-family="'B Nazanin'" style:font-adornments="Bold" style:font-pitch="variable"/>
    <style:font-face style:name="B Nazanin+ Regular" svg:font-family="'B Nazanin+ Regular'" style:font-adornments="Regular" style:font-pitch="variable"/>
    <style:font-face style:name="B Roya" svg:font-family="'B Roya'" style:font-adornments="Regular" style:font-pitch="variable"/>
    <style:font-face style:name="B Titr" svg:font-family="'B Titr'" style:font-adornments="Bold" style:font-pitch="variable"/>
    <style:font-face style:name="Far.Roya" svg:font-family="Far.Roya" style:font-adornments="Regular" style:font-pitch="variable"/>
    <style:font-face style:name="Kinnari" svg:font-family="Kinnari" style:font-adornments="Regular" style:font-pitch="variable"/>
    <style:font-face style:name="Nakula" svg:font-family="Nakula" style:font-adornments="Bold" style:font-pitch="variable"/>
    <style:font-face style:name="Norasi" svg:font-family="Norasi" style:font-adornments="Regular" style:font-pitch="variable"/>
    <style:font-face style:name="Liberation Serif" svg:font-family="'Liberation Serif'" style:font-family-generic="roman" style:font-pitch="variable"/>
    <style:font-face style:name="Noto Serif CJK JP" svg:font-family="'Noto Serif CJK JP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 style:writing-mode="rl-tb"/>
      <style:text-properties style:font-name="Noto Serif CJK JP" fo:font-family="'Noto Serif CJK JP'" style:font-style-name="Regular" style:font-family-generic="roman" style:font-pitch="variable" fo:font-size="10pt" officeooo:rsid="001a0861" style:font-size-asian="10.5pt" style:font-name-complex="B Roya" style:font-family-complex="'B Roya'" style:font-style-name-complex="Regular" style:font-pitch-complex="variabl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akula" fo:font-family="Nakula" style:font-style-name="Bold" style:font-pitch="variable" fo:font-size="22pt" fo:font-weight="bold" style:font-size-asian="28pt" style:font-weight-asian="bold" style:font-name-complex="B Titr" style:font-family-complex="'B Titr'" style:font-style-name-complex="Bold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color="#999999" style:font-name="Kinnari" fo:font-family="Kinnari" style:font-style-name="Regular" style:font-pitch="variable" fo:font-size="16pt" fo:font-weight="normal" style:font-size-asian="18pt" style:font-name-complex="B Nazanin" style:font-family-complex="'B Nazanin'" style:font-style-name-complex="Bold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4pt" fo:font-weight="bold" style:font-size-asian="130%" style:font-weight-asian="bold" style:font-name-complex="B Nazanin" style:font-family-complex="'B Nazanin'" style:font-style-name-complex="Bold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text:number-lines="false" text:line-number="0" style:writing-mode="lr-tb"/>
      <style:text-properties style:font-name="Noto Mono" fo:font-family="'Noto Mono'" style:font-style-name="Regular" style:font-pitch="fixed" fo:font-size="10pt" officeooo:rsid="002720ba" style:font-size-asian="10.5pt" style:font-name-complex="Far.Roya" style:font-family-complex="Far.Roya" style:font-style-name-complex="Regular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Norasi" fo:font-family="Norasi" style:font-style-name="Regular" style:font-pitch="variable" fo:font-size="115%" fo:font-weight="bold" style:font-size-asian="115%" style:font-weight-asian="bold" style:font-name-complex="B Nazanin+ Regular" style:font-family-complex="'B Nazanin+ Regular'" style:font-style-name-complex="Regular" style:font-pitch-complex="variable" style:font-size-complex="9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6T20:43:06.033858279</meta:creation-date>
    <meta:generator>LibreOffice/6.3.4.2$Linux_X86_64 LibreOffice_project/30$Build-2</meta:generator>
    <dc:date>2020-01-25T13:16:14.150290621</dc:date>
    <meta:editing-duration>PT4H7M32S</meta:editing-duration>
    <meta:editing-cycles>42</meta:editing-cycles>
    <meta:document-statistic meta:table-count="0" meta:image-count="0" meta:object-count="0" meta:page-count="1" meta:paragraph-count="13" meta:word-count="167" meta:character-count="814" meta:non-whitespace-character-count="658"/>
  </office:meta>
</office:document-meta>
</file>